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  <style:style style:name="T3" style:family="text">
      <style:text-properties officeooo:rsid="00133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5">- Added meta description</text:p>
      <text:p text:style-name="P6">- Added label to the logo</text:p>
      <text:p text:style-name="P6">- <text:span text:style-name="T3">Added label to share buttons</text:span></text:p>
      <text:p text:style-name="P6"/>
      <text:p text:style-name="P3">Best Practices</text:p>
      <text:p text:style-name="P6">- Changed the aspect ratio of images on index.html</text:p>
      <text:p text:style-name="P6"/>
      <text:p text:style-name="P4">Performance</text:p>
      <text:p text:style-name="P7">- <text:span text:style-name="T1">Re-sized images + converted to webp</text:span></text:p>
      <text:p text:style-name="P7">- <text:span text:style-name="T1">added image breakpoints</text:span></text:p>
      <text:p text:style-name="P6">- <text:span text:style-name="T2">hardcoded image siz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2-01T11:03:30.584958953</dc:date>
    <meta:editing-duration>PT22H27M1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5" meta:character-count="249" meta:non-whitespace-character-count="215"/>
  </office:meta>
</office:document-meta>
</file>